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b) Wie wollen Sie die Geschichte erzählen? Diskutieren Sie:</text:p>
      <text:list xml:id="list4698663541" text:style-name="L1">
        <text:list-item>
          <text:p text:style-name="P1">die Zeitliche Dauer</text:p>
        </text:list-item>
      </text:list>
      <text:p text:style-name="Standard"/>
      <text:p text:style-name="Standard">Real world to simulated world time ratio in hours 1:48 </text:p>
      <text:p text:style-name="Standard"/>
      <text:p text:style-name="Standard">The story uses 24 hour cycle of day and night just as in the real world. A half-hour on the computer equals one 24 hour cycle in the simulated cit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2:34:45</meta:creation-date>
    <dc:date>2013-03-06T15:33:39</dc:date>
    <meta:editing-duration>PT12M33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4" meta:word-count="53" meta:character-count="284" meta:non-whitespace-character-count="234"/>
  </office:meta>
</office:document-meta>
</file>